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Swap</text:p>
          </table:table-cell>
          <table:table-cell table:style-name="ce1" table:formula="of:=+TODAY()" office:value-type="date" office:date-value="2021-09-23" calcext:value-type="date">
            <text:p>09/23/21</text:p>
          </table:table-cell>
          <table:table-cell/>
          <table:table-cell office:value-type="string" calcext:value-type="string">
            <text:p>Convención de la curva</text:p>
          </table:table-cell>
        </table:table-row>
        <table:table-row table:style-name="ro1">
          <table:table-cell table:style-name="Default" office:value-type="string" calcext:value-type="string">
            <text:p>Tasa Fija</text:p>
          </table:table-cell>
          <table:table-cell office:value-type="percentage" office:value="0.042" calcext:value-type="percentage">
            <text:p>4.20%</text:p>
          </table:table-cell>
          <table:table-cell/>
          <table:table-cell office:value-type="string" calcext:value-type="string">
            <text:p>Simple ACT/360</text:p>
          </table:table-cell>
        </table:table-row>
        <table:table-row table:style-name="ro1">
          <table:table-cell table:style-name="Default" office:value-type="string" calcext:value-type="string">
            <text:p>Nociional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sa Swap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NPV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Fechas de pago</text:p>
          </table:table-cell>
          <table:table-cell table:style-name="Default" office:value-type="string" calcext:value-type="string">
            <text:p>Tasa</text:p>
          </table:table-cell>
          <table:table-cell office:value-type="string" calcext:value-type="string">
            <text:p>Factor de Descuento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formula="of:=+EDATE([.B1];12)" office:value-type="date" office:date-value="2022-09-23" calcext:value-type="date">
            <text:p>09/23/22</text:p>
          </table:table-cell>
          <table:table-cell office:value-type="percentage" office:value="0.03" calcext:value-type="percentage">
            <text:p>3.00%</text:p>
          </table:table-cell>
          <table:table-cell table:number-columns-repeated="2"/>
        </table:table-row>
        <table:table-row table:style-name="ro1">
          <table:table-cell table:formula="of:=+EDATE([.A9];12)" office:value-type="date" office:date-value="2023-09-23" calcext:value-type="date">
            <text:p>09/23/23</text:p>
          </table:table-cell>
          <table:table-cell office:value-type="percentage" office:value="0.032" calcext:value-type="percentage">
            <text:p>3.20%</text:p>
          </table:table-cell>
          <table:table-cell table:number-columns-repeated="2"/>
        </table:table-row>
        <table:table-row table:style-name="ro1">
          <table:table-cell table:formula="of:=+EDATE([.A10];12)" office:value-type="date" office:date-value="2024-09-23" calcext:value-type="date">
            <text:p>09/23/24</text:p>
          </table:table-cell>
          <table:table-cell office:value-type="percentage" office:value="0.037" calcext:value-type="percentage">
            <text:p>3.70%</text:p>
          </table:table-cell>
          <table:table-cell table:number-columns-repeated="2"/>
        </table:table-row>
        <table:table-row table:style-name="ro1">
          <table:table-cell table:formula="of:=+EDATE([.A11];12)" office:value-type="date" office:date-value="2025-09-23" calcext:value-type="date">
            <text:p>09/23/25</text:p>
          </table:table-cell>
          <table:table-cell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table:formula="of:=+EDATE([.A12];12)" office:value-type="date" office:date-value="2026-09-23" calcext:value-type="date">
            <text:p>09/23/26</text:p>
          </table:table-cell>
          <table:table-cell office:value-type="percentage" office:value="0.046" calcext:value-type="percentage">
            <text:p>4.60%</text:p>
          </table:table-cell>
          <table:table-cell table:number-columns-repeated="2"/>
        </table:table-row>
        <table:table-row table:style-name="ro1">
          <table:table-cell table:formula="of:=+EDATE([.A13];12)" office:value-type="date" office:date-value="2027-09-23" calcext:value-type="date">
            <text:p>09/23/27</text:p>
          </table:table-cell>
          <table:table-cell office:value-type="percentage" office:value="0.053" calcext:value-type="percentage">
            <text:p>5.30%</text:p>
          </table:table-cell>
          <table:table-cell table:number-columns-repeated="2"/>
        </table:table-row>
        <table:table-row table:style-name="ro1">
          <table:table-cell table:formula="of:=+EDATE([.A14];12)" office:value-type="date" office:date-value="2028-09-23" calcext:value-type="date">
            <text:p>09/23/28</text:p>
          </table:table-cell>
          <table:table-cell office:value-type="percentage" office:value="0.06" calcext:value-type="percentage">
            <text:p>6.00%</text:p>
          </table:table-cell>
          <table:table-cell table:number-columns-repeated="2"/>
        </table:table-row>
        <table:table-row table:style-name="ro1">
          <table:table-cell table:formula="of:=+EDATE([.A15];12)" office:value-type="date" office:date-value="2029-09-23" calcext:value-type="date">
            <text:p>09/23/29</text:p>
          </table:table-cell>
          <table:table-cell office:value-type="percentage" office:value="0.0674440379754368" calcext:value-type="percentage">
            <text:p>6.74%</text:p>
          </table:table-cell>
          <table:table-cell table:number-columns-repeated="2"/>
        </table:table-row>
        <table:table-row table:style-name="ro1">
          <table:table-cell table:formula="of:=+EDATE([.A16];12)" office:value-type="date" office:date-value="2030-09-23" calcext:value-type="date">
            <text:p>09/23/30</text:p>
          </table:table-cell>
          <table:table-cell office:value-type="percentage" office:value="0.0688901818731848" calcext:value-type="percentage">
            <text:p>6.89%</text:p>
          </table:table-cell>
          <table:table-cell table:number-columns-repeated="2"/>
        </table:table-row>
        <table:table-row table:style-name="ro1">
          <table:table-cell table:formula="of:=+EDATE([.A17];12)" office:value-type="date" office:date-value="2031-09-23" calcext:value-type="date">
            <text:p>09/23/31</text:p>
          </table:table-cell>
          <table:table-cell office:value-type="percentage" office:value="0.0780344792121053" calcext:value-type="percentage">
            <text:p>7.80%</text:p>
          </table:table-cell>
          <table:table-cell table:number-columns-repeated="2"/>
        </table:table-row>
        <table:table-row table:style-name="ro1">
          <table:table-cell table:formula="of:=+EDATE([.A18];12)" office:value-type="date" office:date-value="2032-09-23" calcext:value-type="date">
            <text:p>09/23/32</text:p>
          </table:table-cell>
          <table:table-cell office:value-type="percentage" office:value="0.0837597448615114" calcext:value-type="percentage">
            <text:p>8.38%</text:p>
          </table:table-cell>
          <table:table-cell table:number-columns-repeated="2"/>
        </table:table-row>
        <table:table-row table:style-name="ro1">
          <table:table-cell table:formula="of:=+EDATE([.A19];12)" office:value-type="date" office:date-value="2033-09-23" calcext:value-type="date">
            <text:p>09/23/33</text:p>
          </table:table-cell>
          <table:table-cell office:value-type="percentage" office:value="0.08592674308516" calcext:value-type="percentage">
            <text:p>8.59%</text:p>
          </table:table-cell>
          <table:table-cell table:number-columns-repeated="2"/>
        </table:table-row>
        <table:table-row table:style-name="ro1">
          <table:table-cell table:formula="of:=+EDATE([.A20];12)" office:value-type="date" office:date-value="2034-09-23" calcext:value-type="date">
            <text:p>09/23/34</text:p>
          </table:table-cell>
          <table:table-cell office:value-type="percentage" office:value="0.0954564790230656" calcext:value-type="percentage">
            <text:p>9.55%</text:p>
          </table:table-cell>
          <table:table-cell table:number-columns-repeated="2"/>
        </table:table-row>
        <table:table-row table:style-name="ro1">
          <table:table-cell table:formula="of:=+EDATE([.A21];12)" office:value-type="date" office:date-value="2035-09-23" calcext:value-type="date">
            <text:p>09/23/35</text:p>
          </table:table-cell>
          <table:table-cell office:value-type="percentage" office:value="0.105014730754025" calcext:value-type="percentage">
            <text:p>10.50%</text:p>
          </table:table-cell>
          <table:table-cell table:number-columns-repeated="2"/>
        </table:table-row>
        <table:table-row table:style-name="ro1">
          <table:table-cell table:formula="of:=+EDATE([.A22];12)" office:value-type="date" office:date-value="2036-09-23" calcext:value-type="date">
            <text:p>09/23/36</text:p>
          </table:table-cell>
          <table:table-cell office:value-type="percentage" office:value="0.105687761004191" calcext:value-type="percentage">
            <text:p>10.57%</text:p>
          </table:table-cell>
          <table:table-cell table:number-columns-repeated="2"/>
        </table:table-row>
        <table:table-row table:style-name="ro1">
          <table:table-cell table:formula="of:=+EDATE([.A23];12)" office:value-type="date" office:date-value="2037-09-23" calcext:value-type="date">
            <text:p>09/23/37</text:p>
          </table:table-cell>
          <table:table-cell office:value-type="percentage" office:value="0.106150698466375" calcext:value-type="percentage">
            <text:p>10.62%</text:p>
          </table:table-cell>
          <table:table-cell table:number-columns-repeated="2"/>
        </table:table-row>
        <table:table-row table:style-name="ro1">
          <table:table-cell table:formula="of:=+EDATE([.A24];12)" office:value-type="date" office:date-value="2038-09-23" calcext:value-type="date">
            <text:p>09/23/38</text:p>
          </table:table-cell>
          <table:table-cell office:value-type="percentage" office:value="0.113172700851467" calcext:value-type="percentage">
            <text:p>11.32%</text:p>
          </table:table-cell>
          <table:table-cell table:number-columns-repeated="2"/>
        </table:table-row>
        <table:table-row table:style-name="ro1">
          <table:table-cell table:formula="of:=+EDATE([.A25];12)" office:value-type="date" office:date-value="2039-09-23" calcext:value-type="date">
            <text:p>09/23/39</text:p>
          </table:table-cell>
          <table:table-cell office:value-type="percentage" office:value="0.122494745676595" calcext:value-type="percentage">
            <text:p>12.25%</text:p>
          </table:table-cell>
          <table:table-cell table:number-columns-repeated="2"/>
        </table:table-row>
        <table:table-row table:style-name="ro1">
          <table:table-cell table:formula="of:=+EDATE([.A26];12)" office:value-type="date" office:date-value="2040-09-23" calcext:value-type="date">
            <text:p>09/23/40</text:p>
          </table:table-cell>
          <table:table-cell office:value-type="percentage" office:value="0.127411497593415" calcext:value-type="percentage">
            <text:p>12.74%</text:p>
          </table:table-cell>
          <table:table-cell table:number-columns-repeated="2"/>
        </table:table-row>
        <table:table-row table:style-name="ro1">
          <table:table-cell table:formula="of:=+EDATE([.A27];12)" office:value-type="date" office:date-value="2041-09-23" calcext:value-type="date">
            <text:p>09/23/41</text:p>
          </table:table-cell>
          <table:table-cell office:value-type="percentage" office:value="0.131257627094335" calcext:value-type="percentage">
            <text:p>13.13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7:09:15.124413325</meta:creation-date>
    <dc:date>2021-09-23T17:19:06.812760053</dc:date>
    <meta:editing-duration>PT9M51S</meta:editing-duration>
    <meta:editing-cycles>2</meta:editing-cycles>
    <meta:generator>LibreOffice/6.4.7.2$Linux_X86_64 LibreOffice_project/40$Build-2</meta:generator>
    <meta:document-statistic meta:table-count="1" meta:cell-count="53" meta:object-count="0"/>
  </office:meta>
</office:document-meta>
</file>